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← mean (pop.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← s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← 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]/SQRT([.B3])" office:value-type="float" office:value="6" calcext:value-type="float">
            <text:p>6</text:p>
          </table:table-cell>
          <table:table-cell office:value-type="string" calcext:value-type="string">
            <text:p>← 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← mean (x-bar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← Z</text:p>
          </table:table-cell>
        </table:table-row>
        <table:table-row table:style-name="ro1">
          <table:table-cell/>
          <table:table-cell table:formula="of:=[.B4]*[.B6]" office:value-type="float" office:value="15.42" calcext:value-type="float">
            <text:p>15.4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[.$B$5]-[.$B$7]" office:value-type="float" office:value="159.58" calcext:value-type="float">
            <text:p>159.58</text:p>
          </table:table-cell>
          <table:table-cell table:formula="of:=[.$B$5]+[.$B$7]" office:value-type="float" office:value="190.42" calcext:value-type="float">
            <text:p>190.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araka Wijesinghe</meta:initial-creator>
    <meta:creation-date>2017-12-17T14:08:21.936266089</meta:creation-date>
    <dc:date>2017-12-17T15:32:49.617570738</dc:date>
    <dc:creator>Sudaraka Wijesinghe</dc:creator>
    <meta:editing-duration>PT12M36S</meta:editing-duration>
    <meta:editing-cycles>2</meta:editing-cycles>
    <meta:generator>LibreOffice/5.4.3.2$Linux_X86_64 LibreOffice_project/40m0$Build-2</meta:generator>
    <meta:document-statistic meta:table-count="1" meta:cell-count="21" meta:object-count="0"/>
  </office:meta>
</office:document-meta>
</file>